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 fo:margin-left="-0.3937in" fo:margin-right="-0.3944in">
        <style:tab-stops/>
      </style:paragraph-properties>
    </style:style>
    <style:style style:name="T2" style:parent-style-name="Fuentedepárrafopredeter." style:family="text">
      <style:text-properties style:font-name="Consolas" style:font-name-complex="Consolas" fo:font-weight="bold" style:font-weight-asian="bold" fo:font-size="16pt" style:font-size-asian="16pt" style:font-size-complex="9.5pt" fo:background-color="#FFFFFF"/>
    </style:style>
    <style:style style:name="P3" style:parent-style-name="Standard" style:family="paragraph">
      <style:paragraph-properties fo:text-align="justify" fo:margin-bottom="0in" fo:line-height="100%"/>
      <style:text-properties style:font-name="Consolas" style:font-name-complex="Consolas" fo:font-size="9.5pt" style:font-size-asian="9.5pt" style:font-size-complex="9.5pt" fo:background-color="#FFFFFF"/>
    </style:style>
    <style:style style:name="P4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</style:style>
    <style:style style:name="T5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/>
    </style:style>
    <style:style style:name="T6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7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9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10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P11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12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</style:style>
    <style:style style:name="T13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/>
    </style:style>
    <style:style style:name="T14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15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17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18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P19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20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</style:style>
    <style:style style:name="T21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/>
    </style:style>
    <style:style style:name="T22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23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25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26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P27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28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</style:style>
    <style:style style:name="T29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/>
    </style:style>
    <style:style style:name="T30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31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32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33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34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35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36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37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38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39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P40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41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42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</style:style>
    <style:style style:name="T43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/>
    </style:style>
    <style:style style:name="T44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45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47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48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49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50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P51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52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53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</style:style>
    <style:style style:name="T54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/>
    </style:style>
    <style:style style:name="P55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56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</style:style>
    <style:style style:name="T57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/>
    </style:style>
    <style:style style:name="T58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59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61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62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63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64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P65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66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</style:style>
    <style:style style:name="T67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/>
    </style:style>
    <style:style style:name="T68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69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71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72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73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74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P75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76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77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</style:style>
    <style:style style:name="T78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/>
    </style:style>
    <style:style style:name="T79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80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81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82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83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84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85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P86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87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</style:style>
    <style:style style:name="T88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/>
    </style:style>
    <style:style style:name="T89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90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91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92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93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94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95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96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97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98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P99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  <style:text-properties style:font-name="Times New Roman" style:font-name-complex="Times New Roman" fo:font-size="9.5pt" style:font-size-asian="9.5pt" style:font-size-complex="9.5pt" fo:background-color="#FFFFFF"/>
    </style:style>
    <style:style style:name="P100" style:parent-style-name="Standard" style:family="paragraph">
      <style:paragraph-properties fo:text-align="justify" fo:margin-bottom="0in" fo:line-height="100%" fo:margin-left="-0.3937in" fo:margin-right="-0.3944in">
        <style:tab-stops/>
      </style:paragraph-properties>
    </style:style>
    <style:style style:name="T101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/>
    </style:style>
    <style:style style:name="T102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103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104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105" style:parent-style-name="Fuentedepárrafopredeter." style:family="text">
      <style:text-properties style:font-name="Wingdings" style:font-name-complex="Times New Roman" fo:font-size="9.5pt" style:font-size-asian="9.5pt" style:font-size-complex="9.5pt" fo:background-color="#FFFFFF"/>
    </style:style>
    <style:style style:name="T106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T107" style:parent-style-name="Fuentedepárrafopredeter." style:family="text">
      <style:text-properties style:font-name="Times New Roman" style:font-name-complex="Times New Roman" fo:font-weight="bold" style:font-weight-asian="bold" fo:font-size="9.5pt" style:font-size-asian="9.5pt" style:font-size-complex="9.5pt" fo:background-color="#FFFFFF" style:text-underline-type="single" style:text-underline-style="solid" style:text-underline-width="auto" style:text-underline-mode="continuous"/>
    </style:style>
    <style:style style:name="T108" style:parent-style-name="Fuentedepárrafopredeter." style:family="text">
      <style:text-properties style:font-name="Times New Roman" style:font-name-complex="Times New Roman" fo:font-size="9.5pt" style:font-size-asian="9.5pt" style:font-size-complex="9.5pt" fo:background-color="#FFFFFF"/>
    </style:style>
    <style:style style:name="P109" style:parent-style-name="Standard" style:family="paragraph">
      <style:text-properties style:text-position="super 63.6%"/>
    </style:style>
  </office:automatic-styles>
  <office:body>
    <office:text text:use-soft-page-breaks="true">
      <text:p text:style-name="P1"><text:span text:style-name="T2">MODELO RELACIONAL Sociedad Cultural</text:span></text:p>
      <text:p text:style-name="P3"/>
      <text:p text:style-name="P4"><text:span text:style-name="T5">Provincia</text:span><text:span text:style-name="T6"><text:s/>(</text:span><text:span text:style-name="T7">Cod_provincia</text:span><text:span text:style-name="T8"><text:s/></text:span><text:span text:style-name="T9"></text:span><text:span text:style-name="T10"><text:s/>PK, nome*)</text:span></text:p>
      <text:p text:style-name="P11"/>
      <text:p text:style-name="P12"><text:span text:style-name="T13">Cota</text:span><text:span text:style-name="T14"><text:s/>(</text:span><text:span text:style-name="T15">Codigo</text:span><text:span text:style-name="T16"><text:s/></text:span><text:span text:style-name="T17"></text:span><text:span text:style-name="T18"><text:s/>PK, Nome*, Importe*)</text:span></text:p>
      <text:p text:style-name="P19"/>
      <text:p text:style-name="P20"><text:span text:style-name="T21">Aula</text:span><text:span text:style-name="T22"><text:s/>(</text:span><text:span text:style-name="T23">Numero</text:span><text:span text:style-name="T24"><text:s/></text:span><text:span text:style-name="T25"></text:span><text:span text:style-name="T26"><text:s/>PK, Descricion*, Superficie*, Estado*)</text:span></text:p>
      <text:p text:style-name="P27"/>
      <text:p text:style-name="P28"><text:span text:style-name="T29">Socio</text:span><text:span text:style-name="T30"><text:s/>(</text:span><text:span text:style-name="T31">Numero</text:span><text:span text:style-name="T32"><text:s/></text:span><text:span text:style-name="T33"></text:span><text:span text:style-name="T34"><text:s/>PK, NIF*, NSS*, Nome*, Ape1*, Ape2, Telefono1, Telefono2, Data_nac*, Tipo_via_enderezo, Nome_via_enderezo, Num_casa_en</text:span><text:span text:style-name="T35">derezo, Piso_enderezo, Localidade_enderezo, Cod_postal_enderezo, Tipo*, Profesion, Abonada*, Codigo*<text:s/></text:span><text:span text:style-name="T36"></text:span><text:span text:style-name="T37"><text:s/>FK (Cota) UC-DNA o DSD, Cod_provincia<text:s/></text:span><text:span text:style-name="T38"></text:span><text:span text:style-name="T39">FK (Provincia) UC-DNA)</text:span></text:p>
      <text:p text:style-name="P40"/>
      <text:p text:style-name="P41"/>
      <text:p text:style-name="P42"><text:span text:style-name="T43">Empregado</text:span><text:span text:style-name="T44"><text:s/>(</text:span><text:span text:style-name="T45">Numero</text:span><text:span text:style-name="T46"><text:s/></text:span><text:span text:style-name="T47"></text:span><text:span text:style-name="T48"><text:s/>PK, NIF*, NSS*, Nome*, Ape1*, Ape2, Tipo_via_enderezo, Nome_via_enderezo*, Num_casa_enderezo*, Piso_enderezo, Localidade_enderezo, Cod_postal_enderezo, Telefono_fixo, Telefono_mobil, Salario_mes*, Cargo*, Cod_provincia<text:s/></text:span><text:span text:style-name="T49"></text:span><text:span text:style-name="T50"><text:s/>FK (Provincia) UC-DNA)</text:span></text:p>
      <text:p text:style-name="P51"><text:bookmark-start text:name="Bookmark"/><text:bookmark-end text:name="Bookmark"/></text:p>
      <text:p text:style-name="P52"/>
      <text:p text:style-name="P53"><text:span text:style-name="T54">Extensión pasada por el caso A:</text:span></text:p>
      <text:p text:style-name="P55"/>
      <text:p text:style-name="P56"><text:span text:style-name="T57">Profesorado</text:span><text:span text:style-name="T58"><text:s/>(</text:span><text:span text:style-name="T59">Num_Prof</text:span><text:span text:style-name="T60"><text:s/></text:span><text:span text:style-name="T61"></text:span><text:span text:style-name="T62"><text:s/>PK, FK<text:s/></text:span><text:span text:style-name="T63"></text:span><text:span text:style-name="T64"><text:s/>Empregado UC DC, especialidade*)</text:span></text:p>
      <text:p text:style-name="P65"/>
      <text:p text:style-name="P66"><text:span text:style-name="T67">Administrativo</text:span><text:span text:style-name="T68"><text:s/>(</text:span><text:span text:style-name="T69">Num_Adm</text:span><text:span text:style-name="T70"><text:s/></text:span><text:span text:style-name="T71"></text:span><text:span text:style-name="T72"><text:s/>PK, FK<text:s/></text:span><text:span text:style-name="T73"></text:span><text:span text:style-name="T74"><text:s/>Empregado UC DC, horas_extras*)</text:span></text:p>
      <text:p text:style-name="P75"/>
      <text:p text:style-name="P76"/>
      <text:p text:style-name="P77"><text:span text:style-name="T78">Actividade</text:span><text:span text:style-name="T79"><text:s/>(</text:span><text:span text:style-name="T80">Identificador</text:span><text:span text:style-name="T81"><text:s/></text:span><text:span text:style-name="T82"></text:span><text:span text:style-name="T83"><text:s/>PK, Nome*, Data_Ini*, Data_fin*, Num_prazas*, Prezo*, Observaciones, num_profesorado_imparte*<text:s/></text:span><text:span text:style-name="T84"></text:span><text:span text:style-name="T85"><text:s/>FK (Profesorado) UC-DNA o DSD, Numero* -&gt; FK (Aula) UC-DNA o DSD)</text:span></text:p>
      <text:p text:style-name="P86"/>
      <text:p text:style-name="P87"><text:span text:style-name="T88">Socio_Realiza_Acti</text:span><text:span text:style-name="T89"><text:s/>((</text:span><text:span text:style-name="T90">Identificador</text:span><text:span text:style-name="T91"><text:s/></text:span><text:span text:style-name="T92"></text:span><text:span text:style-name="T93"><text:s/>FK (Actividade) UC-DC,<text:s/></text:span><text:span text:style-name="T94">Num_socio</text:span><text:span text:style-name="T95"><text:s/></text:span><text:span text:style-name="T96"></text:span><text:span text:style-name="T97"><text:s/>FK(</text:span><text:span text:style-name="T98">Socio)UC-DC)) -&gt; PK, Pagada*(S/N))</text:span></text:p>
      <text:p text:style-name="P99"/>
      <text:p text:style-name="P100"><text:span text:style-name="T101">Profe_Cursa_Acti</text:span><text:span text:style-name="T102"><text:s/>((</text:span><text:span text:style-name="T103">Identificador</text:span><text:span text:style-name="T104"><text:s/></text:span><text:span text:style-name="T105"></text:span><text:span text:style-name="T106"><text:s/>FK (Actividad) UC-DC,<text:s/></text:span><text:span text:style-name="T107">Num_Prof</text:span><text:span text:style-name="T108"><text:s/>-&gt; FK (Profesorado) UC-DC) -&gt; PK)</text:span></text:p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 de Windows</meta:initial-creator>
    <dc:creator>daw1 - Chouza Cruces, Marcos</dc:creator>
    <meta:creation-date>2020-04-21T11:22:00Z</meta:creation-date>
    <dc:date>2025-02-11T09:48:00Z</dc:date>
    <meta:template xlink:href="Normal.dotm" xlink:type="simple"/>
    <meta:editing-cycles>1</meta:editing-cycles>
    <meta:editing-duration>PT1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95" meta:character-count="1305" meta:row-count="9" meta:non-whitespace-character-count="1112"/>
  </office:meta>
</office:document-meta>
</file>